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QueryHit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QueryHits.nextScore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QueryHits.DefaultQueryHits( Collection score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